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font-size="24pt" style:font-size-asian="24pt" style:font-size-complex="24pt" style:language-asian="es" style:country-asian="ES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font-size="16pt" style:font-size-asian="16pt" style:font-size-complex="16pt" style:language-asian="es" style:country-asian="ES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font-size="16pt" style:font-size-asian="16pt" style:font-size-complex="16pt" style:language-asian="es" style:country-asian="ES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6pt" style:font-size-asian="16pt" style:font-size-complex="16pt" style:language-asian="es" style:country-asian="ES"/>
    </style:style>
    <style:style style:name="P51" style:parent-style-name="Normal" style:family="paragraph">
      <style:paragraph-properties fo:margin-bottom="0in" fo:line-height="100%"/>
    </style:style>
    <style:style style:name="T52" style:parent-style-name="Fuentedepárrafopredeter." style:family="text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itio web de mercadeo</text:p>
      <text:p text:style-name="P2">Nivel 1</text:p>
      <text:p text:style-name="P3"/>
      <text:p text:style-name="P4">producto tecnológico</text:p>
      <text:p text:style-name="P5">página de destino del sitio web de marketing Crear un y</text:p>
      <text:p text:style-name="P6">para .</text:p>
      <text:p text:style-name="P7">El equipo de marketing de la empresa para la que trabaja solo</text:p>
      <text:p text:style-name="P8">lanzó un nuevo producto. Necesitan un plan de<text:s/>marketing detallado</text:p>
      <text:p text:style-name="P9">que incluye un sitio web y una página de destino dedicada a la conducción</text:p>
      <text:p text:style-name="P10">gente a aprender sobre el producto y finalmente comprarlo.</text:p>
      <text:p text:style-name="P11">Tener un sitio web es una excelente manera de exhibir un producto con el</text:p>
      <text:p text:style-name="P12">capacidad de proporcionar tantos detalles como sea posible.</text:p>
      <text:p text:style-name="P13"/>
      <text:p text:style-name="P14"/>
      <text:p text:style-name="P15">Cree un nuevo sitio web que destaque las excelentes características del</text:p>
      <text:p text:style-name="P16">producto y proporciona información detallada sobre cada</text:p>
      <text:p text:style-name="P17">rasgo. Las páginas deben incluir:</text:p>
      <text:p text:style-name="P18"/>
      <text:p text:style-name="P19"/>
      <text:p text:style-name="P20">• Página de inicio con fotografía y descripción<text:s/>general de alto nivel</text:p>
      <text:p text:style-name="P21"/>
      <text:p text:style-name="P22">• Páginas destacadas vinculadas desde la página de inicio con más detalles</text:p>
      <text:p text:style-name="P23">El hecho de que haya creado un sitio web no significa automáticamente</text:p>
      <text:p text:style-name="P24">la gente comprará el producto.</text:p>
      <text:p text:style-name="P25"/>
      <text:p text:style-name="P26"/>
      <text:soft-page-break/>
      <text:p text:style-name="P27">Cree una pág#a de destino como parte del sitio web de<text:s/>marketing que</text:p>
      <text:p text:style-name="P28">impulsa a las personas a registrarse con un formulario para obtener más información.</text:p>
      <text:p text:style-name="P29">En última instancia, las personas deben comprar o registrarse para obtener el productopm run fde.</text:p>
      <text:p text:style-name="P30">y para hacer eso, necesitan una forma de contactar al equipo de<text:s/>ventas.</text:p>
      <text:p text:style-name="P31"/>
      <text:p text:style-name="P32"/>
      <text:p text:style-name="P33">Cree una nueva página con un formulario que permitirá a las personas</text:p>
      <text:p text:style-name="P34">póngase en contacto con la empresa si está interesado en el producto. Incluir un</text:p>
      <text:p text:style-name="P35">Enlace "Llamado a la acción" en la parte inferior de cada página del sitio web</text:p>
      <text:p text:style-name="P36">a excepción de la<text:s/>propia página de contacto que enlaza con la página de contacto</text:p>
      <text:p text:style-name="P37"/>
      <text:p text:style-name="P38"/>
      <text:p text:style-name="P39"/>
      <text:p text:style-name="P40">Que hacer</text:p>
      <text:p text:style-name="P41">Recursos</text:p>
      <text:p text:style-name="P42">Piense en un nombre de producto</text:p>
      <text:p text:style-name="P43">Reúne fotos gratis</text:p>
      <text:p text:style-name="P44">Crear una página de inicio</text:p>
      <text:p text:style-name="P45">Crear páginas de características</text:p>
      <text:p text:style-name="P46">Crear una página de destino</text:p>
      <text:p text:style-name="P47">Agregar un formulario de<text:s/>registro</text:p>
      <text:p text:style-name="P48">Crear una página de contacto</text:p>
      <text:p text:style-name="P49">Añadir un formulario de contacto</text:p>
      <text:p text:style-name="P50">Agregar enlaces de contacto al sitio</text:p>
      <text:p text:style-name="P51"><text:span text:style-name="T52"><draw:frame draw:style-name="a0" draw:name="Imagen 1" text:anchor-type="as-char" svg:x="0in" svg:y="0in" svg:width="0.16667in" svg:height="0.16667in" style:rel-width="scale" style:rel-height="scale"><draw:image xlink:href="media/image1.png" xlink:type="simple" xlink:show="embed" xlink:actuate="onLoad"/><svg:title/><svg:desc/></draw:frame></text:span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y2iqfc" style:display-name="y2iqfc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de la cruz</meta:initial-creator>
    <dc:creator>sebastian de la cruz</dc:creator>
    <meta:creation-date>2022-08-30T21:22:00Z</meta:creation-date>
    <dc:date>2022-08-31T21:40:00Z</dc:date>
    <meta:template xlink:href="Normal.dotm" xlink:type="simple"/>
    <meta:editing-cycles>2</meta:editing-cycles>
    <meta:editing-duration>PT13080S</meta:editing-duration>
    <meta:document-statistic meta:page-count="2" meta:paragraph-count="3" meta:word-count="285" meta:character-count="1853" meta:row-count="13" meta:non-whitespace-character-count="1571"/>
  </office:meta>
</office:document-meta>
</file>